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XMLProducer.setContentHandler( ContentHandler hand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XMLProducer.setConsumer( XMLConsumer consum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bstractXMLProducer.recyc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bstractXMLProducer.setLexicalHandler( LexicalHandler hand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